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clas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legal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illegal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Dipto Debo</dc:creator>
    <meta:creation-date>2023-08-28T17:43:24Z</meta:creation-date>
    <dc:date>2024-02-05T11:27:39Z</dc:date>
    <meta:editing-cycles>1</meta:editing-cycles>
    <meta:editing-duration>PT379S</meta:editing-duration>
  </office:meta>
</office:document-meta>
</file>